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21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3.489cm"/>
    </style:style>
    <style:style style:name="co6" style:family="table-column">
      <style:table-column-properties fo:break-before="auto" style:column-width="3.07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1.34188509" calcext:value-type="float">
            <text:p>1,34188509</text:p>
          </table:table-cell>
          <table:table-cell office:value-type="float" office:value="0.5590401292" calcext:value-type="float">
            <text:p>0,5590401292</text:p>
          </table:table-cell>
          <table:table-cell office:value-type="float" office:value="0.004311068915" calcext:value-type="float">
            <text:p>0,0043110689</text:p>
          </table:table-cell>
          <table:table-cell table:style-name="ce1" office:value-type="float" office:value="0.00009294178744" calcext:value-type="float">
            <text:p>9,29E-0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4676" calcext:value-type="float">
            <text:p>144676</text:p>
          </table:table-cell>
          <table:table-cell office:value-type="float" office:value="1.205951691" calcext:value-type="float">
            <text:p>1,205951691</text:p>
          </table:table-cell>
          <table:table-cell office:value-type="float" office:value="0.5530490279" calcext:value-type="float">
            <text:p>0,5530490279</text:p>
          </table:table-cell>
          <table:table-cell office:value-type="float" office:value="0.0006643513916" calcext:value-type="float">
            <text:p>0,0006643514</text:p>
          </table:table-cell>
          <table:table-cell table:style-name="ce1" office:value-type="float" office:value="0.00001757543396" calcext:value-type="float">
            <text:p>1,76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5217" calcext:value-type="float">
            <text:p>145217</text:p>
          </table:table-cell>
          <table:table-cell office:value-type="float" office:value="1.450446963" calcext:value-type="float">
            <text:p>1,450446963</text:p>
          </table:table-cell>
          <table:table-cell office:value-type="float" office:value="0.5540329218" calcext:value-type="float">
            <text:p>0,5540329218</text:p>
          </table:table-cell>
          <table:table-cell office:value-type="float" office:value="0.0006163673825" calcext:value-type="float">
            <text:p>0,0006163674</text:p>
          </table:table-cell>
          <table:table-cell table:style-name="ce1" office:value-type="float" office:value="0.000007004174677" calcext:value-type="float">
            <text:p>7,00E-00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5817" calcext:value-type="float">
            <text:p>145817</text:p>
          </table:table-cell>
          <table:table-cell office:value-type="float" office:value="1.269008756" calcext:value-type="float">
            <text:p>1,269008756</text:p>
          </table:table-cell>
          <table:table-cell office:value-type="float" office:value="0.581889689" calcext:value-type="float">
            <text:p>0,581889689</text:p>
          </table:table-cell>
          <table:table-cell office:value-type="float" office:value="0.0005754482117" calcext:value-type="float">
            <text:p>0,0005754482</text:p>
          </table:table-cell>
          <table:table-cell table:style-name="ce1" office:value-type="float" office:value="0.000006975129963" calcext:value-type="float">
            <text:p>6,98E-00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6524" calcext:value-type="float">
            <text:p>146524</text:p>
          </table:table-cell>
          <table:table-cell office:value-type="float" office:value="1.16441524" calcext:value-type="float">
            <text:p>1,16441524</text:p>
          </table:table-cell>
          <table:table-cell office:value-type="float" office:value="0.5992151499" calcext:value-type="float">
            <text:p>0,5992151499</text:p>
          </table:table-cell>
          <table:table-cell office:value-type="float" office:value="0.0006004797178" calcext:value-type="float">
            <text:p>0,0006004797</text:p>
          </table:table-cell>
          <table:table-cell table:style-name="ce1" office:value-type="float" office:value="0.000003470980801" calcext:value-type="float">
            <text:p>3,47E-00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7119" calcext:value-type="float">
            <text:p>147119</text:p>
          </table:table-cell>
          <table:table-cell office:value-type="float" office:value="1.22811532" calcext:value-type="float">
            <text:p>1,22811532</text:p>
          </table:table-cell>
          <table:table-cell office:value-type="float" office:value="0.5905489326" calcext:value-type="float">
            <text:p>0,5905489326</text:p>
          </table:table-cell>
          <table:table-cell office:value-type="float" office:value="0.0003664523247" calcext:value-type="float">
            <text:p>0,0003664523</text:p>
          </table:table-cell>
          <table:table-cell table:style-name="ce1" office:value-type="float" office:value="0.00001037129186" calcext:value-type="float">
            <text:p>1,04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7511" calcext:value-type="float">
            <text:p>147511</text:p>
          </table:table-cell>
          <table:table-cell office:value-type="float" office:value="1.223640919" calcext:value-type="float">
            <text:p>1,223640919</text:p>
          </table:table-cell>
          <table:table-cell office:value-type="float" office:value="0.5902106166" calcext:value-type="float">
            <text:p>0,5902106166</text:p>
          </table:table-cell>
          <table:table-cell office:value-type="float" office:value="0.0003206653346" calcext:value-type="float">
            <text:p>0,0003206653</text:p>
          </table:table-cell>
          <table:table-cell table:style-name="ce1" office:value-type="float" office:value="0.00001034404249" calcext:value-type="float">
            <text:p>1,03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7879" calcext:value-type="float">
            <text:p>147879</text:p>
          </table:table-cell>
          <table:table-cell office:value-type="float" office:value="1.287932038" calcext:value-type="float">
            <text:p>1,287932038</text:p>
          </table:table-cell>
          <table:table-cell office:value-type="float" office:value="0.5718852878" calcext:value-type="float">
            <text:p>0,5718852878</text:p>
          </table:table-cell>
          <table:table-cell office:value-type="float" office:value="0.0002579730935" calcext:value-type="float">
            <text:p>0,0002579731</text:p>
          </table:table-cell>
          <table:table-cell table:style-name="ce1" office:value-type="float" office:value="0.00001031892316" calcext:value-type="float">
            <text:p>1,03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8176" calcext:value-type="float">
            <text:p>148176</text:p>
          </table:table-cell>
          <table:table-cell office:value-type="float" office:value="1.171322465" calcext:value-type="float">
            <text:p>1,171322465</text:p>
          </table:table-cell>
          <table:table-cell office:value-type="float" office:value="0.5976089835" calcext:value-type="float">
            <text:p>0,5976089835</text:p>
          </table:table-cell>
          <table:table-cell office:value-type="float" office:value="0.0002917923848" calcext:value-type="float">
            <text:p>0,0002917924</text:p>
          </table:table-cell>
          <table:table-cell table:style-name="ce1" office:value-type="float" office:value="0.000003432851599" calcext:value-type="float">
            <text:p>3,43E-00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8612" calcext:value-type="float">
            <text:p>148612</text:p>
          </table:table-cell>
          <table:table-cell office:value-type="float" office:value="1.304213881" calcext:value-type="float">
            <text:p>1,304213881</text:p>
          </table:table-cell>
          <table:table-cell office:value-type="float" office:value="0.5584261417" calcext:value-type="float">
            <text:p>0,5584261417</text:p>
          </table:table-cell>
          <table:table-cell office:value-type="float" office:value="0.0002498767863" calcext:value-type="float">
            <text:p>0,0002498768</text:p>
          </table:table-cell>
          <table:table-cell table:style-name="ce1" office:value-type="float" office:value="0.00001026890823" calcext:value-type="float">
            <text:p>1,03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2646932363" calcext:value-type="float">
            <text:p>1,2646932363</text:p>
          </table:table-cell>
          <table:table-cell table:formula="of:=AVERAGE([.D2:.D11])" office:value-type="float" office:value="0.575590688" calcext:value-type="float">
            <text:p>0,575590688</text:p>
          </table:table-cell>
          <table:table-cell table:formula="of:=AVERAGE([.E2:.E11])" office:value-type="float" office:value="0.00082544755425" calcext:value-type="float">
            <text:p>0,0008254476</text:p>
          </table:table-cell>
          <table:table-cell table:formula="of:=AVERAGE([.F2:.F11])" office:value-type="float" office:value="0.000017270352418" calcext:value-type="float">
            <text:p>1,7270352418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19:52:58.524376413</dc:date>
    <meta:document-statistic meta:table-count="1" meta:cell-count="70" meta:object-count="0"/>
    <meta:generator>LibreOffice/4.1.4.2$Linux_X86_64 LibreOffice_project/410m0$Build-2</meta:generator>
  </office:meta>
</office:document-meta>
</file>